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text-properties fo:color="#81d41a" fo:font-weight="bold" style:font-weight-asian="bold"/>
    </style:style>
    <style:style style:name="P2" style:family="paragraph" style:parent-style-name="Standard">
      <style:text-properties fo:color="#ff0000" fo:font-weight="bold" style:font-weight-asian="bold"/>
    </style:style>
    <style:style style:name="P3" style:family="paragraph" style:parent-style-name="Standard">
      <style:text-properties fo:color="#ff00ff" fo:font-weight="bold" style:font-weight-asian="bold"/>
    </style:style>
    <style:style style:name="P4" style:family="paragraph" style:parent-style-name="Standard">
      <style:text-properties fo:font-weight="bold" style:font-weight-asian="bold"/>
    </style:style>
    <style:style style:name="P5" style:family="paragraph" style:parent-style-name="Standard">
      <style:text-properties fo:color="#212121" style:font-name="Arial" fo:font-size="9pt" style:font-name-asian="Arial1" style:font-size-asian="9pt" style:font-name-complex="Arial1" style:font-size-complex="9pt" fo:background-color="#ffffff"/>
    </style:style>
    <style:style style:name="P6" style:family="paragraph" style:parent-style-name="Standard">
      <style:text-properties style:font-name="Liberation Mono" fo:font-size="10pt" style:font-name-asian="Liberation Mono1" style:font-size-asian="10pt" style:font-name-complex="Liberation Mono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0"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color="#ff0000" fo:font-weight="bold" style:font-weight-asian="bold"/>
    </style:style>
    <style:style style:name="P13" style:family="paragraph" style:parent-style-name="Standard">
      <style:paragraph-properties fo:margin-top="0in" fo:margin-bottom="0.0972in" loext:contextual-spacing="false" fo:line-height="115%"/>
      <style:text-properties fo:color="#1155cc" style:text-underline-style="solid" style:text-underline-width="auto" style:text-underline-color="font-color" fo:font-weight="bold" style:font-weight-asian="bold"/>
    </style:style>
    <style:style style:name="P14" style:family="paragraph" style:parent-style-name="Standard">
      <style:paragraph-properties fo:margin-top="0in" fo:margin-bottom="0.0972in" loext:contextual-spacing="false" fo:line-height="115%"/>
      <style:text-properties fo:color="#1155cc" style:text-underline-style="solid" style:text-underline-width="auto" style:text-underline-color="font-color"/>
    </style:style>
    <style:style style:name="P15" style:family="paragraph" style:parent-style-name="Standard">
      <style:paragraph-properties fo:margin-top="0in" fo:margin-bottom="0.0972in" loext:contextual-spacing="false" fo:line-height="115%"/>
      <style:text-properties fo:font-weight="bold" style:font-weight-asian="bold"/>
    </style:style>
    <style:style style:name="P16" style:family="paragraph" style:parent-style-name="Standard">
      <style:paragraph-properties fo:margin-top="0in" fo:margin-bottom="0.0972in" loext:contextual-spacing="false" fo:line-height="115%"/>
    </style:style>
    <style:style style:name="P17" style:family="paragraph" style:parent-style-name="Standard">
      <style:paragraph-properties fo:margin-top="0in" fo:margin-bottom="0.0972in" loext:contextual-spacing="false" fo:line-height="115%"/>
      <style:text-properties style:font-name="Liberation Sans1" fo:font-size="18pt" fo:font-weight="bold" style:font-name-asian="Liberation Sans2" style:font-size-asian="18pt" style:font-weight-asian="bold" style:font-name-complex="Liberation Sans2" style:font-size-complex="18pt"/>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5in" fo:margin-right="0in" fo:margin-top="0in" fo:margin-bottom="0.0972in" loext:contextual-spacing="false" fo:line-height="115%" fo:text-indent="0.5in" style:auto-text-indent="false"/>
    </style:style>
    <style:style style:name="P20" style:family="paragraph" style:parent-style-name="Standard">
      <style:paragraph-properties fo:margin-left="0.5in" fo:margin-right="0in" fo:margin-top="0in" fo:margin-bottom="0.0972in" loext:contextual-spacing="false" fo:line-height="115%" fo:text-indent="0.5in" style:auto-text-indent="false"/>
      <style:text-properties fo:color="#1155cc" style:text-underline-style="solid" style:text-underline-width="auto" style:text-underline-color="font-color"/>
    </style:style>
    <style:style style:name="P21" style:family="paragraph" style:parent-style-name="Standard">
      <style:paragraph-properties fo:margin-left="0in" fo:margin-right="0in" fo:margin-top="0in" fo:margin-bottom="0.0972in" loext:contextual-spacing="false" fo:line-height="115%" fo:text-indent="0in" style:auto-text-indent="false"/>
    </style:style>
    <style:style style:name="P22" style:family="paragraph" style:parent-style-name="Heading_20_1" style:list-style-name="WWNum1">
      <style:paragraph-properties fo:margin-left="0in" fo:margin-right="0in" fo:text-indent="0in" style:auto-text-indent="false"/>
    </style:style>
    <style:style style:name="P23" style:family="paragraph" style:parent-style-name="Heading_20_1" style:list-style-name="WWNum1">
      <style:paragraph-properties fo:margin-left="0in" fo:margin-right="0in" fo:text-indent="0in" style:auto-text-indent="false"/>
      <style:text-properties fo:color="#81d41a" fo:font-weight="bold" style:font-weight-asian="bold"/>
    </style:style>
    <style:style style:name="P24"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25" style:family="paragraph" style:parent-style-name="Heading_20_2" style:list-style-name="WWNum1"/>
    <style:style style:name="P26" style:family="paragraph" style:parent-style-name="Heading_20_2" style:list-style-name="WWNum1">
      <style:text-properties style:font-name="Liberation Sans1" fo:font-size="16pt" fo:font-weight="bold" style:font-name-asian="Liberation Sans2" style:font-size-asian="16pt" style:font-weight-asian="bold" style:font-name-complex="Liberation Sans2" style:font-size-complex="16pt"/>
    </style:style>
    <style:style style:name="P27" style:family="paragraph" style:parent-style-name="Heading_20_2" style:list-style-name="WWNum1">
      <style:text-properties fo:color="#ff00ff" style:font-name="Liberation Sans1" fo:font-size="16pt" fo:font-weight="bold" style:font-name-asian="Liberation Sans2" style:font-size-asian="16pt" style:font-weight-asian="bold" style:font-name-complex="Liberation Sans2" style:font-size-complex="16pt"/>
    </style:style>
    <style:style style:name="P28" style:family="paragraph" style:parent-style-name="Heading_20_2" style:list-style-name="WWNum1">
      <style:paragraph-properties fo:margin-left="0in" fo:margin-right="0in" fo:text-indent="0in" style:auto-text-indent="false"/>
    </style:style>
    <style:style style:name="P29" style:family="paragraph" style:parent-style-name="Heading_20_2" style:list-style-name="WWNum1">
      <style:paragraph-properties fo:margin-left="0in" fo:margin-right="0in" fo:text-indent="0in" style:auto-text-indent="false"/>
      <style:text-properties fo:color="#ff00ff"/>
    </style:style>
    <style:style style:name="T1" style:family="text">
      <style:text-properties fo:font-variant="normal" fo:text-transform="none" fo:color="#000000" style:text-line-through-style="none" style:text-line-through-type="none" style:text-position="0% 100%" style:font-name="Liberation Mono" fo:font-size="10pt" fo:font-style="normal" style:text-underline-style="solid" style:text-underline-width="auto" style:text-underline-color="font-color" fo:font-weight="normal" style:font-name-asian="Liberation Mono1" style:font-size-asian="10pt" style:font-style-asian="normal" style:font-weight-asian="normal" style:font-name-complex="Liberation Mono1" style:font-size-complex="10pt"/>
    </style:style>
    <style:style style:name="T2"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3" style:family="text">
      <style:text-properties fo:font-variant="normal" fo:text-transform="none" fo:color="#000000" style:text-line-through-style="none" style:text-line-through-type="none" style:text-position="0% 100%" style:font-name="Liberation Mono" fo:font-size="10pt" fo:font-style="normal" style:text-underline-style="none" fo:font-weight="bold" style:font-name-asian="Liberation Mono1" style:font-size-asian="10pt" style:font-style-asian="normal" style:font-weight-asian="bold" style:font-name-complex="Liberation Mono1" style:font-size-complex="10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Open Sans" fo:font-size="9pt" fo:font-style="normal" style:text-underline-style="none" fo:font-weight="bold" style:font-name-asian="Open Sans1" style:font-size-asian="9pt" style:font-style-asian="normal" style:font-weight-asian="bold" style:font-name-complex="Open Sans1" style:font-size-complex="9pt"/>
    </style:style>
    <style:style style:name="T6" style:family="text">
      <style:text-properties fo:font-variant="normal" fo:text-transform="none" fo:color="#212121" style:text-line-through-style="none" style:text-line-through-type="none" style:text-position="0% 100%" style:font-name="Open Sans" fo:font-size="9pt" fo:font-style="normal" style:text-underline-style="none" fo:font-weight="normal" style:font-name-asian="Open Sans1" style:font-size-asian="9pt" style:font-style-asian="normal" style:font-weight-asian="normal" style:font-name-complex="Open Sans1" style:font-size-complex="9pt"/>
    </style:style>
    <style:style style:name="T7" style:family="text">
      <style:text-properties fo:font-variant="normal" fo:text-transform="none" fo:color="#212121" style:font-name="Open Sans" fo:font-size="9pt" fo:font-style="normal" fo:font-weight="normal" style:font-name-asian="Open Sans1" style:font-size-asian="9pt" style:font-style-asian="normal" style:font-weight-asian="normal" style:font-name-complex="Open Sans1" style:font-size-complex="9pt"/>
    </style:style>
    <style:style style:name="T8" style:family="text">
      <style:text-properties fo:font-variant="normal" fo:text-transform="none" fo:color="#c9211e"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9" style:family="text">
      <style:text-properties fo:font-variant="normal" fo:text-transform="none" fo:color="#3faf46"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0" style:family="text">
      <style:text-properties fo:font-variant="normal" fo:text-transform="none" fo:color="#81d41a"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1" style:family="text">
      <style:text-properties fo:font-variant="normal" fo:text-transform="none" fo:color="#ff4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2" style:family="text">
      <style:text-properties fo:color="#81d41a" fo:font-weight="bold" style:font-weight-asian="bold"/>
    </style:style>
    <style:style style:name="T13" style:family="text">
      <style:text-properties fo:color="#3faf46"/>
    </style:style>
    <style:style style:name="T14" style:family="text">
      <style:text-properties fo:color="#ff4000" fo:font-weight="bold" style:font-weight-asian="bold"/>
    </style:style>
    <style:style style:name="T15" style:family="text">
      <style:text-properties fo:color="#ff4000"/>
    </style:style>
    <style:style style:name="T16" style:family="text">
      <style:text-properties style:text-underline-style="solid" style:text-underline-width="auto" style:text-underline-color="font-color"/>
    </style:style>
    <style:style style:name="T17" style:family="text">
      <style:text-properties fo:color="#ff0000" fo:font-weight="bold" style:font-weight-asian="bold"/>
    </style:style>
    <style:style style:name="T18" style:family="text">
      <style:text-properties fo:color="#ff00ff" fo:font-weight="bold" style:font-weight-asian="bold"/>
    </style:style>
    <style:style style:name="T19" style:family="text">
      <style:text-properties fo:color="#000000" fo:font-weight="bold" style:font-weight-asian="bold"/>
    </style:style>
    <style:style style:name="T20" style:family="text">
      <style:text-properties fo:color="#212121" style:font-name="Arial" fo:font-size="9pt" style:font-name-asian="Arial1" style:font-size-asian="9pt" style:font-name-complex="Arial1" style:font-size-complex="9pt" fo:background-color="#ffffff"/>
    </style:style>
    <style:style style:name="T21" style:family="text">
      <style:text-properties fo:font-weight="bold" style:font-weight-asian="bold"/>
    </style:style>
    <style:style style:name="T22" style:family="text">
      <style:text-properties fo:color="#1155cc"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style:font-name="Liberation Sans1" fo:font-size="16pt" fo:font-weight="bold" style:font-name-asian="Liberation Sans2" style:font-size-asian="16pt" style:font-weight-asian="bold" style:font-name-complex="Liberation Sans2" style:font-size-complex="16pt"/>
    </style:style>
    <style:style style:name="T25" style:family="text">
      <style:text-properties style:font-name="Liberation Sans1" fo:font-size="18pt" fo:font-weight="bold" style:font-name-asian="Liberation Sans2" style:font-size-asian="18pt" style:font-weight-asian="bold" style:font-name-complex="Liberation Sans2" style:font-size-complex="18pt"/>
    </style:style>
    <style:style style:name="T26" style:family="text">
      <style:text-properties style:font-name="Liberation Mono" fo:font-size="10pt" style:font-name-asian="Liberation Mono1" style:font-size-asian="10pt" style:font-name-complex="Liberation Mono1" style:font-size-complex="10pt"/>
    </style:style>
    <style:style style:name="T27" style:family="text">
      <style:text-properties fo:color="#c9211e" style:font-name="Liberation Mono" fo:font-size="10pt" style:font-name-asian="Liberation Mono1" style:font-size-asian="10pt" style:font-name-complex="Liberation Mono1" style:font-size-complex="10pt"/>
    </style:style>
    <style:style style:name="T28"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uite de Test para Normalizacion Direcciones</text:p>
      <text:p text:style-name="Standard"/>
      <text:p text:style-name="Standard">versión: 0,1</text:p>
      <text:list xml:id="list282007631" text:style-name="WWNum1">
        <text:list-item>
          <text:p text:style-name="P22">Primera Url a Testear</text:p>
        </text:list-item>
      </text:list>
      <text:p text:style-name="P7"><text:a xlink:type="simple" xlink:href="http://servicios.usig.buenosaires.gob.ar/normalizar/?direccion=callao%20y%20corrientes,%20caba" text:style-name="ListLabel_20_1" text:visited-style-name="ListLabel_20_1"><text:span text:style-name="T1">http://servicios.usig.buenosaires.gob.ar/normalizar/?direccion=callao y corrientes, caba</text:span></text:a></text:p>
      <text:p text:style-name="P9"/>
      <text:list xml:id="list50339705202966" text:continue-numbering="true" text:style-name="WWNum1">
        <text:list-item>
          <text:p text:style-name="P22">Fundamentos de la suite de prueba</text:p>
        </text:list-item>
      </text:list>
      <text:p text:style-name="Standard">Evaluar el funcionamiento del servicio Normalizacion de Direcciones</text:p>
      <text:p text:style-name="Standard"/>
      <text:list xml:id="list50339053311511" text:continue-numbering="true" text:style-name="WWNum1">
        <text:list-item>
          <text:p text:style-name="P22">Check List</text:p>
        </text:list-item>
      </text:list>
      <text:p text:style-name="Standard">Ejecutar la siguientes pruebas en el programa Sumar, Ejecutar todas las pruebas</text:p>
      <text:p text:style-name="Standard"><text:s/>en postman.</text:p>
      <text:list xml:id="list50339434635826" text:continue-numbering="true" text:style-name="WWNum1">
        <text:list-item>
          <text:list>
            <text:list-item>
              <text:p text:style-name="P28">0- Testear Funcionamiento del servcio de Normalizacion de Direcciones</text:p>
            </text:list-item>
          </text:list>
        </text:list-item>
      </text:list>
      <text:p text:style-name="Standard">Fundamentos: verificar las distintas urls me conduzcan al enlace con un archivo JSON que se muestra por pantalla</text:p>
      <text:p text:style-name="Standard"/>
      <text:p text:style-name="Standard"><text:span text:style-name="T12">Respuesta: OK</text:span></text:p>
      <text:p text:style-name="Standard"/>
      <text:list xml:id="list50339272717353" text:continue-numbering="true" text:style-name="WWNum1">
        <text:list-item>
          <text:p text:style-name="P23"/>
          <text:list>
            <text:list-item>
              <text:p text:style-name="P28">1- Testear Programa con TRES parámetros</text:p>
            </text:list-item>
          </text:list>
        </text:list-item>
      </text:list>
      <text:p text:style-name="Standard">Fundamentos: verificar el funcionamiento del programa con DOS calles y partido</text:p>
      <text:p text:style-name="Standard"><text:soft-page-break/></text:p>
      <text:p text:style-name="P7"><text:span text:style-name="T2"><text:tab/></text:span><text:span text:style-name="T6">http://servicios.usig.buenosaires.gob.ar/normalizar/?direccion=callao y corrientes, caba</text:span><text:span text:style-name="T2"> </text:span></text:p>
      <text:p text:style-name="Standard"/>
      <text:p text:style-name="Standard">Se espera la direccion correspondiente al lugar indicado teniendo en cuenta el partido.</text:p>
      <text:p text:style-name="Standard"><text:span text:style-name="T12">Respuesta: OK</text:span></text:p>
      <text:list xml:id="list50340051999010" text:continue-numbering="true" text:style-name="WWNum1">
        <text:list-item>
          <text:list>
            <text:list-item>
              <text:p text:style-name="P28">2- Testear Programa con DOS parámetros de entrada.</text:p>
            </text:list-item>
          </text:list>
        </text:list-item>
      </text:list>
      <text:p text:style-name="Standard"/>
      <text:p text:style-name="Standard">Fundamentos: Verificar ingreso una calle con altura y partido</text:p>
      <text:p text:style-name="Standard"/>
      <text:p text:style-name="P7"><text:span text:style-name="T2"><text:tab/></text:span><text:span text:style-name="T6">http://servicios.usig.buenosaires.gob.ar/normalizar/?direccion=callao 1000,caba</text:span><text:span text:style-name="T2"> </text:span></text:p>
      <text:p text:style-name="Standard"/>
      <text:p text:style-name="Standard">Se espera datos coherentes a la direccion aportada(lat., long y demas…)</text:p>
      <text:p text:style-name="Standard"><text:span text:style-name="T12">Respuesta: <text:s/>OK</text:span></text:p>
      <text:list xml:id="list50339223029669" text:continue-numbering="true" text:style-name="WWNum1">
        <text:list-item>
          <text:list>
            <text:list-item>
              <text:p text:style-name="P28"/>
            </text:list-item>
            <text:list-item>
              <text:p text:style-name="P28"/>
            </text:list-item>
            <text:list-item>
              <text:p text:style-name="P28">3- Testear Programa con DOS parámetros de entrada</text:p>
            </text:list-item>
          </text:list>
        </text:list-item>
      </text:list>
      <text:p text:style-name="Standard"/>
      <text:p text:style-name="Standard">Fundamentos: <text:s/>Verificar ingreso de parámetros incorrectos</text:p>
      <text:p text:style-name="Standard"/>
      <text:p text:style-name="P7"><text:span text:style-name="T2"><text:tab/></text:span><text:span text:style-name="T6">http://servicios.usig.buenosaires.gob.ar/normalizar/?direccion=callao y corrientes</text:span><text:span text:style-name="T2"> </text:span></text:p>
      <text:p text:style-name="Standard"/>
      <text:p text:style-name="Standard"><text:soft-page-break/>Se espera que retorne todas las direcciones coincidentes al no especificar el partido.</text:p>
      <text:p text:style-name="Standard"><text:span text:style-name="T12">Respuesta: OK</text:span></text:p>
      <text:list xml:id="list50340251504127" text:continue-numbering="true" text:style-name="WWNum1">
        <text:list-item>
          <text:list>
            <text:list-item>
              <text:p text:style-name="P28">4- Testear Programa con Un parámetro de entrada</text:p>
            </text:list-item>
          </text:list>
        </text:list-item>
      </text:list>
      <text:p text:style-name="Standard"/>
      <text:p text:style-name="Standard">Fundamentos: Verificar ingreso de parámetros incorrectos</text:p>
      <text:p text:style-name="Standard"/>
      <text:p text:style-name="Standard"><text:span text:style-name="T7">http://servicios.usig.buenosaires.gob.ar/normalizar/?direccion=callao</text:span><text:span text:style-name="T13"> </text:span></text:p>
      <text:p text:style-name="Standard"/>
      <text:p text:style-name="Standard">Se espera el retorno de todas las coincidencias posibles con el nombre de la calle</text:p>
      <text:p text:style-name="Standard"><text:span text:style-name="T12">Respuesta: OK</text:span></text:p>
      <text:p text:style-name="Standard"/>
      <text:list xml:id="list50338978976323" text:continue-numbering="true" text:style-name="WWNum1">
        <text:list-item>
          <text:list>
            <text:list-item>
              <text:p text:style-name="P28">5- Testear Programa con <text:s/>Un solo parámetro(ALTURA)</text:p>
            </text:list-item>
          </text:list>
        </text:list-item>
      </text:list>
      <text:p text:style-name="Standard"/>
      <text:p text:style-name="Standard">Fundamentos: Verificar ingreso de parámetros incorrectos</text:p>
      <text:p text:style-name="Standard"/>
      <text:p text:style-name="P7"><text:span text:style-name="T6">http://servicios.usig.buenosaires.gob.ar/normalizar/?direccion=1500</text:span><text:span text:style-name="T8"> <text:tab/></text:span></text:p>
      <text:p text:style-name="P8"/>
      <text:p text:style-name="Standard">Se espera un aviso de error o no coincidencia alguna</text:p>
      <text:p text:style-name="Standard"><text:span text:style-name="T12">Respuesta: OK</text:span></text:p>
      <text:list xml:id="list50340224188795" text:continue-numbering="true" text:style-name="WWNum1">
        <text:list-item>
          <text:list>
            <text:list-item>
              <text:p text:style-name="P28">6- Testear Programa con DOS parámetros(partido y altura)</text:p>
            </text:list-item>
          </text:list>
        </text:list-item>
      </text:list>
      <text:p text:style-name="Standard"/>
      <text:p text:style-name="Standard"><text:soft-page-break/>Fundamentos: Verificar ingreso de parámetros incorrectos</text:p>
      <text:p text:style-name="Standard"/>
      <text:p text:style-name="P7"><text:span text:style-name="T6">http://servicios.usig.buenosaires.gob.ar/normalizar/?direccion=1500,caba</text:span><text:span text:style-name="T9"> </text:span></text:p>
      <text:p text:style-name="P8"/>
      <text:p text:style-name="Standard">Se espera un aviso de error o no coincidencia alguna</text:p>
      <text:p text:style-name="Standard"><text:span text:style-name="T12">Respuesta: OK</text:span></text:p>
      <text:list xml:id="list50339757579510" text:continue-numbering="true" text:style-name="WWNum1">
        <text:list-item>
          <text:list>
            <text:list-item>
              <text:p text:style-name="P28">7- Testear Programa con Un parámetro de entrada(Partido)</text:p>
            </text:list-item>
          </text:list>
        </text:list-item>
      </text:list>
      <text:p text:style-name="Standard"/>
      <text:p text:style-name="Standard">Fundamentos: Verificar ingreso de parámetros neutro</text:p>
      <text:p text:style-name="Standard"/>
      <text:p text:style-name="P7"><text:span text:style-name="T10"><text:tab/></text:span><text:span text:style-name="T6">http://servicios.usig.buenosaires.gob.ar/normalizar/?direccion=caba</text:span><text:span text:style-name="T2"> </text:span></text:p>
      <text:p text:style-name="P8"/>
      <text:p text:style-name="Standard">Se espera aviso de error</text:p>
      <text:p text:style-name="Standard"><text:span text:style-name="T14">Respuesta: Error! Me arroja coincidencias por calle tomando el sufijo ingresado</text:span></text:p>
      <text:list xml:id="list50340000641759" text:continue-numbering="true" text:style-name="WWNum1">
        <text:list-item>
          <text:list>
            <text:list-item>
              <text:p text:style-name="P28">8- Testear Programa con DOS <text:s/>parámetros(calle:null, partido)</text:p>
            </text:list-item>
          </text:list>
        </text:list-item>
      </text:list>
      <text:p text:style-name="Standard"/>
      <text:p text:style-name="Standard">Fundamentos: Verificar ingreso de parámetros incorrectos</text:p>
      <text:p text:style-name="Standard"/>
      <text:p text:style-name="P7"><text:span text:style-name="T6">http://servicios.usig.buenosaires.gob.ar/normalizar/?direccion=,caba</text:span><text:span text:style-name="T10"> </text:span></text:p>
      <text:p text:style-name="P8"/>
      <text:p text:style-name="Standard">Se espera aviso de error</text:p>
      <text:p text:style-name="Standard"><text:soft-page-break/><text:span text:style-name="T14">Respuesta: Error! Me arroja coincidencias por calle tomando el sufijo ingresado</text:span></text:p>
      <text:list xml:id="list50340727262684" text:continue-numbering="true" text:style-name="WWNum1">
        <text:list-item>
          <text:list>
            <text:list-item>
              <text:p text:style-name="P28">9- Testear Programa con DOS <text:s/>parámetros(calle:un <text:span text:style-name="T16">caracter</text:span>, partido)</text:p>
            </text:list-item>
          </text:list>
        </text:list-item>
      </text:list>
      <text:p text:style-name="Standard"/>
      <text:p text:style-name="Standard">Fundamentos: Verificar ingreso de parámetros incorrectos</text:p>
      <text:p text:style-name="Standard"/>
      <text:p text:style-name="P7"><text:span text:style-name="T6">http://servicios.usig.buenosaires.gob.ar/normalizar/?direccion=a,caba</text:span><text:span text:style-name="T11"> </text:span></text:p>
      <text:p text:style-name="P8"/>
      <text:p text:style-name="Standard">Se espera coincidencias con el sufijo ingresado</text:p>
      <text:p text:style-name="Standard"><text:span text:style-name="T12">Respuesta: OK</text:span></text:p>
      <text:p text:style-name="P1"/>
      <text:p text:style-name="P1"/>
      <text:list xml:id="list50340126889115" text:continue-numbering="true" text:style-name="WWNum1">
        <text:list-item>
          <text:list>
            <text:list-item>
              <text:p text:style-name="P28">10- Testear Programa con Un <text:s/>parámetros(calle:un <text:span text:style-name="T16">caracter</text:span>)</text:p>
            </text:list-item>
          </text:list>
        </text:list-item>
      </text:list>
      <text:p text:style-name="Standard"/>
      <text:p text:style-name="Standard">Fundamentos: Verificar ingreso de parámetros incorrectos</text:p>
      <text:p text:style-name="Standard"/>
      <text:p text:style-name="Standard"><text:span text:style-name="T7">http://servicios.usig.buenosaires.gob.ar/normalizar/?direccion=a</text:span><text:span text:style-name="T15"> </text:span></text:p>
      <text:p text:style-name="P8"/>
      <text:p text:style-name="Standard">Se espera coincidencias con el sufijo ingresado</text:p>
      <text:p text:style-name="Standard"><text:span text:style-name="T12">Respuesta: OK</text:span></text:p>
      <text:p text:style-name="P1"/>
      <text:list xml:id="list50340122104567" text:continue-numbering="true" text:style-name="WWNum1">
        <text:list-item>
          <text:list>
            <text:list-item>
              <text:p text:style-name="P28">11- Testear Programa con Un <text:s/>parámetros(calle:No alfabetico)</text:p>
            </text:list-item>
          </text:list>
        </text:list-item>
      </text:list>
      <text:p text:style-name="Standard"><text:soft-page-break/></text:p>
      <text:p text:style-name="Standard">Fundamentos: Verificar ingreso de parámetros incorrectos</text:p>
      <text:p text:style-name="Standard"/>
      <text:p text:style-name="Standard"><text:span text:style-name="T7">http://servicios.usig.buenosaires.gob.ar/normalizar/?direccion=#</text:span></text:p>
      <text:p text:style-name="P8"/>
      <text:p text:style-name="Standard">Se espera aviso de error o no coincidencia</text:p>
      <text:p text:style-name="Standard"><text:span text:style-name="T12">Respuesta: OK</text:span></text:p>
      <text:p text:style-name="P1"/>
      <text:list xml:id="list50340987440595" text:continue-numbering="true" text:style-name="WWNum1">
        <text:list-item>
          <text:list>
            <text:list-item>
              <text:p text:style-name="P28">12- Testear Programa con DOS <text:s/>parámetros(calle:un carácter,partido:no alfabetico)</text:p>
            </text:list-item>
          </text:list>
        </text:list-item>
      </text:list>
      <text:p text:style-name="Standard"/>
      <text:p text:style-name="Standard">Fundamentos: Verificar ingreso de parámetros incorrectos</text:p>
      <text:p text:style-name="Standard"/>
      <text:p text:style-name="Standard"><text:span text:style-name="T7">http://servicios.usig.buenosaires.gob.ar/normalizar/?direccion=a,#</text:span></text:p>
      <text:p text:style-name="P8"/>
      <text:p text:style-name="Standard">Se espera aviso de error o no coincidencia</text:p>
      <text:p text:style-name="Standard"><text:span text:style-name="T17">Respuesta: Error! Me arroja coincidencias por calle tomando el sufijo ingresado</text:span></text:p>
      <text:p text:style-name="P2"/>
      <text:p text:style-name="P2"/>
      <text:p text:style-name="Standard"><text:span text:style-name="T18">/*-----------------------------------------------------------------------------------------------------*/</text:span></text:p>
      <text:p text:style-name="P2"/>
      <text:list xml:id="list50339531538234" text:continue-numbering="true" text:style-name="WWNum1">
        <text:list-item>
          <text:p text:style-name="P22">Segunda y Tercera Url a Testear</text:p>
        </text:list-item>
      </text:list>
      <text:p text:style-name="P11"><text:soft-page-break/><text:span text:style-name="T6">http://servicios.usig.buenosaires.gob.ar/normalizar/?direccion=callao y corrientes, moron</text:span><text:span text:style-name="T4"> </text:span></text:p>
      <text:p text:style-name="P7"><text:span text:style-name="T2"><text:s/></text:span><text:a xlink:type="simple" xlink:href="http://servicios.usig.buenosaires.gob.ar/normalizar/?direccion=callao%20y%20corrientes" text:style-name="ListLabel_20_1" text:visited-style-name="ListLabel_20_1"><text:span text:style-name="T1">http://servicios.usig.buenosaires.gob.ar/normalizar/?direccion=callao y corrientes</text:span></text:a></text:p>
      <text:p text:style-name="P9"/>
      <text:list xml:id="list50340508233853" text:continue-numbering="true" text:style-name="WWNum1">
        <text:list-item>
          <text:list>
            <text:list-item>
              <text:p text:style-name="P28"><text:span text:style-name="T19">Observacion: las pruebas que se le aplican a la segunda y tercera url son las mismas que en la primera, en todas las pruebas realizadas dio los mismos resultados que en la primera, ya que los parametros que se ingresan son del mismo tipo en los TRES casos, que seria, DIRECCION.</text:span></text:p>
            </text:list-item>
          </text:list>
        </text:list-item>
      </text:list>
      <text:p text:style-name="P10"/>
      <text:p text:style-name="Standard"><text:span text:style-name="T18">/*-----------------------------------------------------------------------------------------------------*/</text:span></text:p>
      <text:p text:style-name="P2"/>
      <text:list xml:id="list50340306193995" text:continue-numbering="true" text:style-name="WWNum1">
        <text:list-item>
          <text:p text:style-name="P22"><text:span text:style-name="T19">Cuarta Url a Testear</text:span></text:p>
        </text:list-item>
      </text:list>
      <text:p text:style-name="P7"><text:span text:style-name="T3"><text:s/></text:span><text:a xlink:type="simple" xlink:href="http://servicios.usig.buenosaires.gob.ar/normalizar/?direccion=santa&amp;maxOptions=25" text:style-name="ListLabel_20_1" text:visited-style-name="ListLabel_20_1"><text:span text:style-name="T1">http://servicios.usig.buenosaires.gob.ar/normalizar/?direccion=santa&amp;maxOptions=25</text:span></text:a></text:p>
      <text:p text:style-name="P10"/>
      <text:p text:style-name="P10"/>
      <text:p text:style-name="P10"/>
      <text:list xml:id="list50340711888825" text:continue-numbering="true" text:style-name="WWNum1">
        <text:list-item>
          <text:list>
            <text:list-item>
              <text:p text:style-name="P28">1- Testear Programa DOS <text:s/>parámetros</text:p>
            </text:list-item>
          </text:list>
        </text:list-item>
      </text:list>
      <text:p text:style-name="Standard">Fundamentos: verificar el funcionamiento del programa con <text:s/>calle y cantidad maxima de resultados</text:p>
      <text:p text:style-name="Standard"/>
      <text:p text:style-name="P7"><text:span text:style-name="T2"><text:tab/></text:span><text:span text:style-name="T6">http://servicios.usig.buenosaires.gob.ar/normalizar/?direccion=santa&amp;maxOptions=25</text:span><text:span text:style-name="T5"> </text:span><text:span text:style-name="T2"><text:s/></text:span></text:p>
      <text:p text:style-name="Standard"/>
      <text:p text:style-name="Standard">Se espera las coincidencias a la calle indicada y un maximo de 25 resultados.</text:p>
      <text:p text:style-name="Standard"><text:span text:style-name="T12">Respuesta: OK</text:span></text:p>
      <text:list xml:id="list50339758675494" text:continue-numbering="true" text:style-name="WWNum1">
        <text:list-item>
          <text:list>
            <text:list-item>
              <text:p text:style-name="P28">2- Testear Programa con DOS parámetros de entrada(calle,maxopc:null).</text:p>
            </text:list-item>
          </text:list>
        </text:list-item>
      </text:list>
      <text:p text:style-name="Standard"/>
      <text:p text:style-name="Standard"><text:soft-page-break/>Fundamentos: Verificar ingreso una calle con altura y maxopc NULL</text:p>
      <text:p text:style-name="Standard"/>
      <text:p text:style-name="P7"><text:span text:style-name="T2"><text:tab/></text:span><text:span text:style-name="T6">http://servicios.usig.buenosaires.gob.ar/normalizar/?direccion=santa&amp;maxOptions=0</text:span></text:p>
      <text:p text:style-name="Standard"/>
      <text:p text:style-name="Standard">Se espera ninguna devolucion o aviso de error</text:p>
      <text:p text:style-name="Standard"><text:span text:style-name="T12">Respuesta: <text:s/>OK</text:span></text:p>
      <text:list xml:id="list50340793506667" text:continue-numbering="true" text:style-name="WWNum1">
        <text:list-item>
          <text:list>
            <text:list-item>
              <text:p text:style-name="P28"/>
            </text:list-item>
            <text:list-item>
              <text:p text:style-name="P29"/>
            </text:list-item>
            <text:list-item>
              <text:p text:style-name="P28">3- Testear Programa con DOs param(max opc: no numerico)</text:p>
            </text:list-item>
          </text:list>
        </text:list-item>
      </text:list>
      <text:p text:style-name="Standard"/>
      <text:p text:style-name="Standard">Fundamentos: <text:s/>Verificar ingreso de parámetros incorrectos</text:p>
      <text:p text:style-name="Standard"/>
      <text:p text:style-name="Standard"><text:span text:style-name="T20">http://servicios.usig.buenosaires.gob.ar/normalizar/?direccion=santa&amp;maxOptions=a</text:span></text:p>
      <text:p text:style-name="Standard"/>
      <text:p text:style-name="Standard">Se espera ninguna devolucion o aviso de error</text:p>
      <text:p text:style-name="Standard"><text:span text:style-name="T12">Respuesta: OK</text:span></text:p>
      <text:list xml:id="list50339681882510" text:continue-numbering="true" text:style-name="WWNum1">
        <text:list-item>
          <text:list>
            <text:list-item>
              <text:p text:style-name="P28">4- Testear Programa SIN parámetro de entrada</text:p>
            </text:list-item>
          </text:list>
        </text:list-item>
      </text:list>
      <text:p text:style-name="Standard"/>
      <text:p text:style-name="Standard">Fundamentos: Verificar ingreso de parámetros incorrectos</text:p>
      <text:p text:style-name="Standard"/>
      <text:p text:style-name="Standard"><text:span text:style-name="T20">http://servicios.usig.buenosaires.gob.ar/normalizar/?direccion=&amp;maxOptions=25</text:span></text:p>
      <text:p text:style-name="Standard"><text:soft-page-break/></text:p>
      <text:p text:style-name="Standard">Se espera ninguna devolucion o aviso de error</text:p>
      <text:p text:style-name="Standard"><text:span text:style-name="T12">Respuesta: OK</text:span></text:p>
      <text:p text:style-name="Standard"/>
      <text:list xml:id="list50339886183543" text:continue-numbering="true" text:style-name="WWNum1">
        <text:list-item>
          <text:list>
            <text:list-item>
              <text:p text:style-name="P28">5- Testear Programa con <text:s/>Un solo parámetro(calle)</text:p>
            </text:list-item>
          </text:list>
        </text:list-item>
      </text:list>
      <text:p text:style-name="Standard"/>
      <text:p text:style-name="Standard">Fundamentos: Verificar ingreso de parámetros incorrectos</text:p>
      <text:p text:style-name="Standard"/>
      <text:p text:style-name="Standard"/>
      <text:p text:style-name="P7"><text:span text:style-name="T20">http://servicios.usig.buenosaires.gob.ar/normalizar/?direccion=&amp;maxOptions=25</text:span><text:span text:style-name="T8"> <text:tab/></text:span></text:p>
      <text:p text:style-name="P8"/>
      <text:p text:style-name="Standard">Se espera un aviso de error o no coincidencia alguna</text:p>
      <text:p text:style-name="Standard"><text:span text:style-name="T12">Respuesta: OK</text:span></text:p>
      <text:p text:style-name="P12"/>
      <text:p text:style-name="Standard"><text:span text:style-name="T18">/*-----------------------------------------------------------------------------------------------------*/</text:span></text:p>
      <text:p text:style-name="P3"/>
      <text:p text:style-name="Heading_20_1"><text:bookmark text:name="_52cd64ou59c"/>Quinta URL a testear</text:p>
      <text:p text:style-name="Standard"><text:a xlink:type="simple" xlink:href="http://servicios.usig.buenosaires.gob.ar/normalizar/?direccion=santa&amp;maxOptions=25" text:style-name="ListLabel_20_2" text:visited-style-name="ListLabel_20_2"><text:span text:style-name="T22">://servicios.usig.buenosaires.gob.ar/normalizar/?direccion=santa&amp;maxOptions=25</text:span></text:a></text:p>
      <text:p text:style-name="P4"/>
      <text:p text:style-name="P13"/>
      <text:p text:style-name="P15"/>
      <text:p text:style-name="P15"><text:soft-page-break/></text:p>
      <text:list xml:id="list50340833156584" text:continue-numbering="true" text:style-name="WWNum1">
        <text:list-item>
          <text:list>
            <text:list-item>
              <text:p text:style-name="P25">1- Testear Programa DOS <text:s/>parámetros</text:p>
            </text:list-item>
          </text:list>
        </text:list-item>
      </text:list>
      <text:p text:style-name="Standard">Fundamentos: verificar el funcionamiento del programa con <text:s/>calle y valor boole</text:p>
      <text:p text:style-name="Standard"/>
      <text:p text:style-name="Standard"><text:span text:style-name="T26"><text:tab/></text:span><text:span text:style-name="T20">http://servicios.usig.buenosaires.gob.ar/normalizar/?direccion=corrientes y santa&amp;geocodificar=true</text:span><text:span text:style-name="T26"> </text:span></text:p>
      <text:p text:style-name="Standard"/>
      <text:p text:style-name="Standard">Se espera las coincidencias a la calle indicada y las coordenadas correspondientes</text:p>
      <text:p text:style-name="Standard"><text:span text:style-name="T12">Respuesta: OK</text:span></text:p>
      <text:list xml:id="list50339207114330" text:continue-numbering="true" text:style-name="WWNum1">
        <text:list-item>
          <text:list>
            <text:list-item>
              <text:p text:style-name="P25">2- Testear Programa con DOS parámetros de entrada.</text:p>
            </text:list-item>
          </text:list>
        </text:list-item>
      </text:list>
      <text:p text:style-name="Standard"/>
      <text:p text:style-name="Standard">Fundamentos: Verificar ingreso una calle con geocodificar: NULL</text:p>
      <text:p text:style-name="Standard"/>
      <text:p text:style-name="Standard"><text:span text:style-name="T26"><text:tab/></text:span><text:span text:style-name="T20">http://servicios.usig.buenosaires.gob.ar/normalizar/?direccion=corrientes y santa&amp;geocodificar=NULL</text:span></text:p>
      <text:p text:style-name="Standard"/>
      <text:p text:style-name="Standard">Se espera ninguna devolucion o aviso de error</text:p>
      <text:p text:style-name="Standard"><text:span text:style-name="T17">Respuesta: <text:s/>ERROR</text:span></text:p>
      <text:list xml:id="list50339000434737" text:continue-numbering="true" text:style-name="WWNum1">
        <text:list-item>
          <text:list>
            <text:list-item>
              <text:p text:style-name="P26"/>
            </text:list-item>
            <text:list-item>
              <text:p text:style-name="P27"/>
            </text:list-item>
            <text:list-item>
              <text:p text:style-name="P25">3- Testear Programa con UN parametro</text:p>
            </text:list-item>
          </text:list>
        </text:list-item>
      </text:list>
      <text:p text:style-name="Standard"/>
      <text:p text:style-name="Standard">Fundamentos: <text:s/>Verificar ingreso de parámetros incorrectos</text:p>
      <text:p text:style-name="Standard"><text:soft-page-break/></text:p>
      <text:p text:style-name="Standard"><text:span text:style-name="T20">http://servicios.usig.buenosaires.gob.ar/normalizar/?direccion=corrientes y santa&amp;geocodificar=</text:span></text:p>
      <text:p text:style-name="P5"/>
      <text:p text:style-name="Standard"/>
      <text:p text:style-name="Standard">Se espera ninguna devolucion o aviso de error</text:p>
      <text:p text:style-name="Standard"><text:span text:style-name="T17">Respuesta: <text:s/>ERROR</text:span></text:p>
      <text:list xml:id="list50339998676905" text:continue-numbering="true" text:style-name="WWNum1">
        <text:list-item>
          <text:list>
            <text:list-item>
              <text:p text:style-name="P25">4- Testear Programa SIN direccion</text:p>
            </text:list-item>
          </text:list>
        </text:list-item>
      </text:list>
      <text:p text:style-name="Standard"/>
      <text:p text:style-name="Standard">Fundamentos: Verificar ingreso de parámetros incorrectos</text:p>
      <text:p text:style-name="Standard"/>
      <text:p text:style-name="Standard"><text:span text:style-name="T20">http://servicios.usig.buenosaires.gob.ar/normalizar/?direccion=&amp;geocodificar=TRUE</text:span></text:p>
      <text:p text:style-name="Standard"/>
      <text:p text:style-name="Standard">Se espera ninguna devolucion o aviso de error</text:p>
      <text:p text:style-name="Standard"><text:span text:style-name="T17">Respuesta: <text:s/>ERROR</text:span></text:p>
      <text:p text:style-name="Standard"/>
      <text:list xml:id="list50339163838569" text:continue-numbering="true" text:style-name="WWNum1">
        <text:list-item>
          <text:list>
            <text:list-item>
              <text:p text:style-name="P25"><text:bookmark text:name="_xj700rujrdtl"/>5- Testear Programa con direccion(un caracter)</text:p>
            </text:list-item>
          </text:list>
        </text:list-item>
      </text:list>
      <text:p text:style-name="Standard"/>
      <text:p text:style-name="Standard">Fundamentos: Verificar ingreso de parámetros incorrectos</text:p>
      <text:p text:style-name="Standard"/>
      <text:p text:style-name="Standard"><text:span text:style-name="T20">http://servicios.usig.buenosaires.gob.ar/normalizar/?direccion=c&amp;geocodificar=true</text:span><text:span text:style-name="T27"><text:tab/></text:span></text:p>
      <text:p text:style-name="P6"/>
      <text:p text:style-name="Standard"><text:soft-page-break/>Se espera un aviso de error o no coincidencia alguna</text:p>
      <text:p text:style-name="Standard"><text:span text:style-name="T17">Respuesta: <text:s/>ERROR</text:span></text:p>
      <text:list xml:id="list50340415303346" text:continue-numbering="true" text:style-name="WWNum1">
        <text:list-item>
          <text:list>
            <text:list-item>
              <text:p text:style-name="P26"><text:bookmark text:name="_cn69i29sl6wb"/></text:p>
            </text:list-item>
            <text:list-item>
              <text:p text:style-name="P25"><text:bookmark text:name="_g873efjc7bfo"/>6- Testear Programa con direccion(no alfabetico)</text:p>
            </text:list-item>
          </text:list>
        </text:list-item>
      </text:list>
      <text:p text:style-name="Standard"/>
      <text:p text:style-name="Standard">Fundamentos: Verificar ingreso de parámetros incorrectos</text:p>
      <text:p text:style-name="Standard"/>
      <text:p text:style-name="Standard"><text:span text:style-name="T20">http://servicios.usig.buenosaires.gob.ar/normalizar/?direccion=1&amp;geocodificar=true</text:span><text:span text:style-name="T27"><text:tab/></text:span></text:p>
      <text:p text:style-name="P6"/>
      <text:p text:style-name="Standard">Se espera un aviso de error o no coincidencia alguna</text:p>
      <text:p text:style-name="Standard"><text:span text:style-name="T17">Respuesta: <text:s/>ERROR</text:span></text:p>
      <text:p text:style-name="P4"/>
      <text:p text:style-name="P4"/>
      <text:p text:style-name="Standard"><text:span text:style-name="T18">/*-----------------------------------------------------------------------------------------------------*/</text:span></text:p>
      <text:p text:style-name="P4"/>
      <text:p text:style-name="Heading_20_1"><text:bookmark text:name="_i13itzmhnwcv"/>Sexta Url a Testear</text:p>
      <text:p text:style-name="P4"/>
      <text:p text:style-name="P16"><text:a xlink:type="simple" xlink:href="http://servicios.usig.buenosaires.gob.ar/normalizar/?direccion=corrientes%20y%20santa%20fe&amp;geocodificar=TRUE" text:style-name="ListLabel_20_2" text:visited-style-name="ListLabel_20_2"><text:span text:style-name="T22">://servicios.usig.buenosaires.gob.ar/normalizar/?direccion=corrientes y santa fe&amp;geocodificar=TRUE</text:span></text:a></text:p>
      <text:p text:style-name="P16"/>
      <text:p text:style-name="P16">se efectuan las mismas pruebas que en la primer url ya que reciben los mismos parametros.</text:p>
      <text:p text:style-name="P16"/>
      <text:p text:style-name="P16"><text:soft-page-break/></text:p>
      <text:p text:style-name="P16"/>
      <text:p text:style-name="P16"/>
      <text:p text:style-name="P16"/>
      <text:p text:style-name="P16"/>
      <text:p text:style-name="P16"/>
      <text:p text:style-name="P16"/>
      <text:p text:style-name="P16"/>
      <text:p text:style-name="P16"/>
      <text:p text:style-name="Standard"><text:span text:style-name="T18">/*-----------------------------------------------------------------------------------------------------*/</text:span></text:p>
      <text:p text:style-name="Heading_20_1"><text:bookmark text:name="_jgdt9zz3ljkb"/>Septima Url a Testear</text:p>
      <text:p text:style-name="P16"><text:a xlink:type="simple" xlink:href="http://servicios.usig.buenosaires.gob.ar/normalizar/?direccion=loria%20e%20italia" text:style-name="ListLabel_20_3" text:visited-style-name="ListLabel_20_3"><text:span text:style-name="T23">://servicios.usig.buenosaires.gob.ar/normalizar/?direccion=loria e italia</text:span></text:a></text:p>
      <text:p text:style-name="P16"/>
      <text:list xml:id="list50340218229602" text:continue-numbering="true" text:style-name="WWNum1">
        <text:list-item>
          <text:list>
            <text:list-item>
              <text:p text:style-name="P25"><text:bookmark text:name="_9fzx91qr9it6"/>1- Testear Programa con Un Param.</text:p>
            </text:list-item>
          </text:list>
        </text:list-item>
      </text:list>
      <text:p text:style-name="Standard">Fundamentos: verificar el funcionamiento del programa con DOS calles.</text:p>
      <text:p text:style-name="Standard"/>
      <text:p text:style-name="Standard"><text:span text:style-name="T26"><text:tab/></text:span><text:span text:style-name="T20">http://servicios.usig.buenosaires.gob.ar/normalizar/?direccion=loria e italia</text:span></text:p>
      <text:p text:style-name="Standard"/>
      <text:p text:style-name="Standard">Se espera la direccion correspondiente al lugar indicado teniendo en cuenta el partido.</text:p>
      <text:p text:style-name="Standard"><text:span text:style-name="T12">Respuesta: OK</text:span></text:p>
      <text:p text:style-name="P16"/>
      <text:list xml:id="list50340830273371" text:continue-numbering="true" text:style-name="WWNum1">
        <text:list-item>
          <text:list>
            <text:list-item>
              <text:p text:style-name="P25"><text:bookmark text:name="_yf3hsro2yjst"/><text:soft-page-break/>2- Testear Programa con Un Param.</text:p>
            </text:list-item>
          </text:list>
        </text:list-item>
      </text:list>
      <text:p text:style-name="Standard">Fundamentos: verificar el funcionamiento del programa con UNA calle.</text:p>
      <text:p text:style-name="Standard"/>
      <text:p text:style-name="Standard"><text:span text:style-name="T26"><text:tab/></text:span><text:span text:style-name="T20">http://servicios.usig.buenosaires.gob.ar/normalizar/?direccion=loria</text:span></text:p>
      <text:p text:style-name="Standard"/>
      <text:p text:style-name="Standard">Se espera aviso de error o no coincidencias.</text:p>
      <text:p text:style-name="Standard"><text:span text:style-name="T17">Respuesta: <text:s/>ERROR</text:span></text:p>
      <text:p text:style-name="P2"/>
      <text:list xml:id="list50339226950030" text:continue-numbering="true" text:style-name="WWNum1">
        <text:list-item>
          <text:list>
            <text:list-item>
              <text:p text:style-name="P25"><text:bookmark text:name="_bsd9cwizyazp"/>3- Testear Programa con <text:s/>Param NO alfabetico.</text:p>
            </text:list-item>
          </text:list>
        </text:list-item>
      </text:list>
      <text:p text:style-name="Standard">Fundamentos: verificar el funcionamiento del programa con parametros incorrectos.</text:p>
      <text:p text:style-name="Standard"/>
      <text:p text:style-name="Standard"><text:span text:style-name="T26"><text:tab/></text:span><text:span text:style-name="T20">http://servicios.usig.buenosaires.gob.ar/normalizar/?direccion=0</text:span></text:p>
      <text:p text:style-name="Standard"/>
      <text:p text:style-name="Standard">Se espera aviso de error o no coincidencias.</text:p>
      <text:p text:style-name="Standard"><text:span text:style-name="T17">Respuesta: <text:s/>ERROR</text:span></text:p>
      <text:p text:style-name="P2"/>
      <text:p text:style-name="P2"/>
      <text:list xml:id="list50339805473512" text:continue-numbering="true" text:style-name="WWNum1">
        <text:list-item>
          <text:list>
            <text:list-item>
              <text:p text:style-name="P25"><text:bookmark text:name="_ybajopw8c3i4"/>4- Testear Programa con un solo Param(caracter).</text:p>
            </text:list-item>
          </text:list>
        </text:list-item>
      </text:list>
      <text:p text:style-name="Standard">Fundamentos: verificar el funcionamiento del programa con parametros incorrectos.</text:p>
      <text:p text:style-name="Standard"/>
      <text:p text:style-name="Standard"><text:span text:style-name="T26"><text:tab/></text:span><text:span text:style-name="T20">http://servicios.usig.buenosaires.gob.ar/normalizar/?direccion=a</text:span></text:p>
      <text:p text:style-name="Standard"><text:soft-page-break/></text:p>
      <text:p text:style-name="Standard">Se espera aviso de error o no coincidencias.</text:p>
      <text:p text:style-name="Standard"><text:span text:style-name="T17">Respuesta: <text:s/>ERROR</text:span></text:p>
      <text:p text:style-name="P16"/>
      <text:p text:style-name="P16"/>
      <text:p text:style-name="P16"/>
      <text:p text:style-name="P16"/>
      <text:p text:style-name="P3"/>
      <text:p text:style-name="P3"/>
      <text:p text:style-name="Standard"><text:span text:style-name="T18">/*-----------------------------------------------------------------------------------------------------*/</text:span></text:p>
      <text:p text:style-name="Heading_20_1"><text:bookmark text:name="_8d2opcy6z0lx"/></text:p>
      <text:p text:style-name="Heading_20_1"><text:bookmark text:name="_oquw48eb9t0o"/>Octava Url a Testear</text:p>
      <text:p text:style-name="P16"><text:a xlink:type="simple" xlink:href="http://servicios.usig.buenosaires.gob.ar/normalizar/?direccion=loria%20300" text:style-name="ListLabel_20_3" text:visited-style-name="ListLabel_20_3"><text:span text:style-name="T23">http://servicios.usig.buenosaires.gob.ar/normalizar/?direccion=loria 300</text:span></text:a></text:p>
      <text:list xml:id="list50340840474239" text:continue-numbering="true" text:style-name="WWNum1">
        <text:list-item>
          <text:list>
            <text:list-item>
              <text:p text:style-name="P25"><text:bookmark text:name="_bct2g0n3fwpq"/>1- Testear Programa con Un Param.</text:p>
            </text:list-item>
          </text:list>
        </text:list-item>
      </text:list>
      <text:p text:style-name="Standard">Fundamentos: verificar el funcionamiento del programa con <text:s/>calle y altura.</text:p>
      <text:p text:style-name="Standard"/>
      <text:p text:style-name="Standard"><text:span text:style-name="T26"><text:tab/></text:span><text:span text:style-name="T20">http://servicios.usig.buenosaires.gob.ar/normalizar/?direccion=loria 300</text:span></text:p>
      <text:p text:style-name="Standard"/>
      <text:p text:style-name="Standard">Se espera la direccion correspondiente al lugar indicado teniendo en cuenta la altura.</text:p>
      <text:p text:style-name="Standard"><text:span text:style-name="T12">Respuesta: OK</text:span></text:p>
      <text:p text:style-name="P16"/>
      <text:list xml:id="list50340128232048" text:continue-numbering="true" text:style-name="WWNum1">
        <text:list-item>
          <text:list>
            <text:list-item>
              <text:p text:style-name="P25"><text:bookmark text:name="_8k0idd7zyfsj"/><text:soft-page-break/>2- Testear Programa con Un Param no alfabetico.</text:p>
            </text:list-item>
          </text:list>
        </text:list-item>
      </text:list>
      <text:p text:style-name="Standard">Fundamentos: verificar el funcionamiento del programa con <text:s/>calle y altura.</text:p>
      <text:p text:style-name="Standard"/>
      <text:p text:style-name="Standard"><text:span text:style-name="T20">http://servicios.usig.buenosaires.gob.ar/normalizar/?direccion=loria a</text:span></text:p>
      <text:p text:style-name="Standard"/>
      <text:p text:style-name="Standard">Se espera aviso de error o no coincidencias.</text:p>
      <text:p text:style-name="Standard"><text:span text:style-name="T17">Respuesta: <text:s/>ERROR</text:span></text:p>
      <text:p text:style-name="P2"/>
      <text:p text:style-name="P2"/>
      <text:p text:style-name="P16"/>
      <text:list xml:id="list50340108268327" text:continue-numbering="true" text:style-name="WWNum1">
        <text:list-item>
          <text:list>
            <text:list-item>
              <text:p text:style-name="P25"><text:bookmark text:name="_ibnjvdplgg2v"/>3- Testear Programa con Un Param nulo.</text:p>
            </text:list-item>
          </text:list>
        </text:list-item>
      </text:list>
      <text:p text:style-name="Standard">Fundamentos: verificar el funcionamiento del programa con <text:s/>calle y altura nula.</text:p>
      <text:p text:style-name="Standard"/>
      <text:p text:style-name="Standard"><text:span text:style-name="T20">http://servicios.usig.buenosaires.gob.ar/normalizar/?direccion=loria 0</text:span></text:p>
      <text:p text:style-name="Standard"/>
      <text:p text:style-name="Standard">Se espera aviso de error o no coincidencias.</text:p>
      <text:p text:style-name="Standard"><text:span text:style-name="T12">Respuesta: OK</text:span></text:p>
      <text:p text:style-name="P1"/>
      <text:p text:style-name="P1"/>
      <text:p text:style-name="P1"/>
      <text:p text:style-name="P1"/>
      <text:list xml:id="list50339460045984" text:continue-numbering="true" text:style-name="WWNum1">
        <text:list-item>
          <text:list>
            <text:list-item>
              <text:p text:style-name="P25"><text:bookmark text:name="_dleew3n24ao2"/><text:soft-page-break/>4- Testear Programa con Un Param No alfanumericos.</text:p>
            </text:list-item>
          </text:list>
        </text:list-item>
      </text:list>
      <text:p text:style-name="Standard">Fundamentos: verificar el funcionamiento del programa con <text:s/>calle y altura nula.</text:p>
      <text:p text:style-name="Standard"/>
      <text:p text:style-name="Standard"><text:span text:style-name="T20">http://servicios.usig.buenosaires.gob.ar/normalizar/?direccion=*</text:span></text:p>
      <text:p text:style-name="Standard"/>
      <text:p text:style-name="Standard">Se espera aviso de error o no coincidencias.</text:p>
      <text:p text:style-name="Standard"><text:span text:style-name="T17">Respuesta: <text:s/>ERROR</text:span></text:p>
      <text:p text:style-name="P1"/>
      <text:p text:style-name="P1"/>
      <text:p text:style-name="P1"/>
      <text:p text:style-name="Heading_20_1"><text:bookmark text:name="_8tht8o5tsjxv"/></text:p>
      <text:p text:style-name="Standard"><text:span text:style-name="T18">/*-----------------------------------------------------------------------------------------------------*/</text:span></text:p>
      <text:p text:style-name="Heading_20_1"><text:bookmark text:name="_celoxft2qx3"/></text:p>
      <text:p text:style-name="Heading_20_1"><text:bookmark text:name="_hxi92hiyr0f2"/>Novena Url a Testear</text:p>
      <text:p text:style-name="P16"><text:s/><text:a xlink:type="simple" xlink:href="http://servicios.usig.buenosaires.gob.ar/normalizar/?lng=-58.490674&amp;lat=-34.524909" text:style-name="ListLabel_20_4" text:visited-style-name="ListLabel_20_4"><text:s/></text:a><text:a xlink:type="simple" xlink:href="http://servicios.usig.buenosaires.gob.ar/normalizar/?lng=-58.490674&amp;lat=-34.524909" text:style-name="ListLabel_20_3" text:visited-style-name="ListLabel_20_3"><text:span text:style-name="T23">http://servicios.usig.buenosaires.gob.ar/normalizar/?lng=-58.490674&amp;lat=-34.524909</text:span></text:a></text:p>
      <text:list xml:id="list50339904801543" text:continue-numbering="true" text:style-name="WWNum1">
        <text:list-item>
          <text:list>
            <text:list-item>
              <text:p text:style-name="P25"><text:bookmark text:name="_8imuzcx9jzfi"/>1- Testear Programa con Dos Param.</text:p>
            </text:list-item>
          </text:list>
        </text:list-item>
      </text:list>
      <text:p text:style-name="Standard">Fundamentos: verificar el funcionamiento del programa con latitud y longitud.</text:p>
      <text:p text:style-name="Standard"/>
      <text:p text:style-name="Standard"><text:span text:style-name="T26"><text:tab/></text:span><text:span text:style-name="T20">http://servicios.usig.buenosaires.gob.ar/normalizar/?lng=-58.490674&amp;lat=-34.524909</text:span></text:p>
      <text:p text:style-name="Standard"/>
      <text:p text:style-name="Standard">Se espera la direccion correspondiente al lugar indicado teniendo en cuenta latitud y longitud.</text:p>
      <text:p text:style-name="Standard"><text:soft-page-break/><text:span text:style-name="T12">Respuesta: OK</text:span></text:p>
      <text:p text:style-name="P17"/>
      <text:list xml:id="list50339745275495" text:continue-numbering="true" text:style-name="WWNum1">
        <text:list-item>
          <text:list>
            <text:list-item>
              <text:p text:style-name="P25"><text:bookmark text:name="_uxo39uo5k4nl"/>2- Testear Programa con Un Param No Numerico.</text:p>
            </text:list-item>
          </text:list>
        </text:list-item>
      </text:list>
      <text:p text:style-name="Standard">Fundamentos: verificar el funcionamiento del programa con latitud o longitud no numerico.</text:p>
      <text:p text:style-name="Standard"/>
      <text:p text:style-name="Standard"><text:span text:style-name="T26"><text:tab/></text:span><text:span text:style-name="T20">http://servicios.usig.buenosaires.gob.ar/normalizar/?lng=a&amp;lat=-34.524909</text:span></text:p>
      <text:p text:style-name="Standard"/>
      <text:p text:style-name="Standard">Se espera aviso de error o no coincidencia</text:p>
      <text:p text:style-name="Standard"><text:span text:style-name="T12">Respuesta: OK</text:span></text:p>
      <text:p text:style-name="P17"/>
      <text:list xml:id="list50338997937240" text:continue-numbering="true" text:style-name="WWNum1">
        <text:list-item>
          <text:list>
            <text:list-item>
              <text:p text:style-name="P25"><text:bookmark text:name="_r7275kgfbep4"/>3- Testear Programa con Un Param Nulo.</text:p>
            </text:list-item>
          </text:list>
        </text:list-item>
      </text:list>
      <text:p text:style-name="Standard">Fundamentos: verificar el funcionamiento del programa con latitud o longitud no nulo.</text:p>
      <text:p text:style-name="Standard"/>
      <text:p text:style-name="P18"><text:span text:style-name="T20">http://servicios.usig.buenosaires.gob.ar/normalizar/?lng=-58.490674&amp;lat=0</text:span></text:p>
      <text:p text:style-name="Standard"/>
      <text:p text:style-name="Standard">Se espera aviso de error o no coincidencia</text:p>
      <text:p text:style-name="Standard"><text:span text:style-name="T12">Respuesta: OK</text:span></text:p>
      <text:p text:style-name="P17"/>
      <text:p text:style-name="P17"/>
      <text:list xml:id="list50339069213681" text:continue-numbering="true" text:style-name="WWNum1">
        <text:list-item>
          <text:list>
            <text:list-item>
              <text:p text:style-name="P25"><text:bookmark text:name="_hr2ek3tpoyps"/>4- Testear Programa con Un Param fuera de rango.</text:p>
            </text:list-item>
          </text:list>
        </text:list-item>
      </text:list>
      <text:p text:style-name="Standard">Fundamentos: verificar el funcionamiento del programa con latitud o longitud fuera de rango.</text:p>
      <text:p text:style-name="Standard"><text:soft-page-break/></text:p>
      <text:p text:style-name="P18"><text:span text:style-name="T20">http://servicios.usig.buenosaires.gob.ar/normalizar/?lng=800.490674&amp;lat=-34.524909</text:span></text:p>
      <text:p text:style-name="Standard"/>
      <text:p text:style-name="Standard">Se espera aviso de error o no coincidencia</text:p>
      <text:p text:style-name="Standard"><text:span text:style-name="T12">Respuesta: OK</text:span></text:p>
      <text:p text:style-name="P17"/>
      <text:p text:style-name="Standard"><text:span text:style-name="T18">/*-----------------------------------------------------------------------------------------------------*/</text:span></text:p>
      <text:p text:style-name="P17"/>
      <text:p text:style-name="P16"><text:span text:style-name="T25">Decima Url a Testear</text:span> <text:s text:c="4"/></text:p>
      <text:p text:style-name="P16"><text:s text:c="2"/><text:a xlink:type="simple" xlink:href="http://servicios.usig.buenosaires.gob.ar/normalizar/?lng=-58.409039&amp;lat=-34.601427" text:style-name="ListLabel_20_4" text:visited-style-name="ListLabel_20_4"><text:s/></text:a><text:a xlink:type="simple" xlink:href="http://servicios.usig.buenosaires.gob.ar/normalizar/?lng=-58.409039&amp;lat=-34.601427" text:style-name="ListLabel_20_3" text:visited-style-name="ListLabel_20_3"><text:span text:style-name="T23">http://servicios.usig.buenosaires.gob.ar/normalizar/?lng=-58.409039&amp;lat=-34.601427</text:span></text:a></text:p>
      <text:p text:style-name="P16">se efectuan las mismas pruebas que en la URL 9 ya que reciben los mismo parametros</text:p>
      <text:p text:style-name="Standard"><text:span text:style-name="T18">/*-----------------------------------------------------------------------------------------------------*/</text:span></text:p>
      <text:p text:style-name="P17"/>
      <text:p text:style-name="P16"><text:span text:style-name="T25">Onceava Url a Testear</text:span> <text:s text:c="6"/><text:a xlink:type="simple" xlink:href="http://servicios.usig.buenosaires.gob.ar/normalizar/?lng=-58.402165&amp;lat=-34.762920&amp;tipoResultado=calle_y_calle" text:style-name="ListLabel_20_4" text:visited-style-name="ListLabel_20_4"><text:s/></text:a><text:a xlink:type="simple" xlink:href="http://servicios.usig.buenosaires.gob.ar/normalizar/?lng=-58.402165&amp;lat=-34.762920&amp;tipoResultado=calle_y_calle" text:style-name="ListLabel_20_3" text:visited-style-name="ListLabel_20_3"><text:span text:style-name="T23">http://servicios.usig.buenosaires.gob.ar/normalizar/?lng=-58.402165&amp;lat=-34.762920&amp;tipoResultado=calle_y_calle</text:span></text:a></text:p>
      <text:list xml:id="list50340007057490" text:continue-numbering="true" text:style-name="WWNum1">
        <text:list-item>
          <text:list>
            <text:list-item>
              <text:p text:style-name="P25"><text:bookmark text:name="_oghz1kuvtp48"/>1- Testear Programa con Dos Param.</text:p>
            </text:list-item>
          </text:list>
        </text:list-item>
      </text:list>
      <text:p text:style-name="Standard">Fundamentos: verificar el funcionamiento del programa con latitud y longitud.</text:p>
      <text:p text:style-name="Standard"/>
      <text:p text:style-name="Standard"><text:span text:style-name="T26"><text:tab/></text:span><text:a xlink:type="simple" xlink:href="http://servicios.usig.buenosaires.gob.ar/normalizar/?lng=-58.402165&amp;lat=-34.762920&amp;tipoResultado=calle_y_calle" text:style-name="ListLabel_20_3" text:visited-style-name="ListLabel_20_3"><text:span text:style-name="T23">http://servicios.usig.buenosaires.gob.ar/normalizar/?lng=-58.402165&amp;lat=-34.762920&amp;tipoResultado=calle_y_calle</text:span></text:a></text:p>
      <text:p text:style-name="Standard"/>
      <text:p text:style-name="Standard">Se espera la direccion correspondiente al lugar indicado teniendo en cuenta latitud y longitud.</text:p>
      <text:p text:style-name="Standard"><text:span text:style-name="T12">Respuesta: OK</text:span></text:p>
      <text:p text:style-name="P17"><text:soft-page-break/></text:p>
      <text:list xml:id="list50340596023960" text:continue-numbering="true" text:style-name="WWNum1">
        <text:list-item>
          <text:list>
            <text:list-item>
              <text:p text:style-name="P25"><text:bookmark text:name="_iso0nlcptt0z"/>2- Testear Programa con Un Param No Numerico.</text:p>
            </text:list-item>
          </text:list>
        </text:list-item>
      </text:list>
      <text:p text:style-name="Standard">Fundamentos: verificar el funcionamiento del programa con latitud o longitud no numerico.</text:p>
      <text:p text:style-name="Standard"/>
      <text:p text:style-name="Standard"><text:span text:style-name="T26"><text:tab/></text:span><text:a xlink:type="simple" xlink:href="http://servicios.usig.buenosaires.gob.ar/normalizar/?lng=-58.402165&amp;lat=-34.762920&amp;tipoResultado=calle_y_calle" text:style-name="ListLabel_20_3" text:visited-style-name="ListLabel_20_3"><text:span text:style-name="T23">http://servicios.usig.buenosaires.gob.ar/normalizar/?lng=a&amp;lat=-34.762920&amp;tipoResultado=calle_y_calle</text:span></text:a></text:p>
      <text:p text:style-name="Standard"/>
      <text:p text:style-name="Standard">Se espera aviso de error o no coincidencia</text:p>
      <text:p text:style-name="Standard"><text:span text:style-name="T12">Respuesta: OK</text:span></text:p>
      <text:p text:style-name="P17"/>
      <text:list xml:id="list50339346349327" text:continue-numbering="true" text:style-name="WWNum1">
        <text:list-item>
          <text:list>
            <text:list-item>
              <text:p text:style-name="P25"><text:bookmark text:name="_cqvw3l6t9gv1"/>3- Testear Programa con Un Param Nulo.</text:p>
            </text:list-item>
          </text:list>
        </text:list-item>
      </text:list>
      <text:p text:style-name="Standard">Fundamentos: verificar el funcionamiento del programa con latitud o longitud no nulo.</text:p>
      <text:p text:style-name="Standard"/>
      <text:p text:style-name="Standard"><text:a xlink:type="simple" xlink:href="http://servicios.usig.buenosaires.gob.ar/normalizar/?lng=-58.402165&amp;lat=-34.762920&amp;tipoResultado=calle_y_calle" text:style-name="ListLabel_20_3" text:visited-style-name="ListLabel_20_3"><text:span text:style-name="T23">http://servicios.usig.buenosaires.gob.ar/normalizar/?lng=-58.402165&amp;lat=0&amp;tipoResultado=calle_y_calle</text:span></text:a></text:p>
      <text:p text:style-name="Standard"/>
      <text:p text:style-name="Standard">Se espera aviso de error o no coincidencia</text:p>
      <text:p text:style-name="Standard"><text:span text:style-name="T12">Respuesta: OK</text:span></text:p>
      <text:p text:style-name="P17"/>
      <text:p text:style-name="P17"/>
      <text:p text:style-name="P17"/>
      <text:p text:style-name="P17"/>
      <text:list xml:id="list50339369903188" text:continue-numbering="true" text:style-name="WWNum1">
        <text:list-item>
          <text:list>
            <text:list-item>
              <text:p text:style-name="P25"><text:bookmark text:name="_bsqp9miqibpl"/>4- Testear Programa con Un Param No Alfa Numerico.</text:p>
            </text:list-item>
          </text:list>
        </text:list-item>
      </text:list>
      <text:p text:style-name="Standard"><text:soft-page-break/>Fundamentos: verificar el funcionamiento del programa con latitud o longitud No alfanumerico.</text:p>
      <text:p text:style-name="Standard"/>
      <text:p text:style-name="P18"><text:span text:style-name="T20">http://servicios.usig.buenosaires.gob.ar/normalizar/?lng=*&amp;lat=-34.762920&amp;tipoResultado=calle_y_calle</text:span></text:p>
      <text:p text:style-name="Standard"/>
      <text:p text:style-name="Standard">Se espera aviso de error o no coincidencia</text:p>
      <text:p text:style-name="Standard"><text:span text:style-name="T12">Respuesta: OK</text:span></text:p>
      <text:p text:style-name="P17"/>
      <text:p text:style-name="Standard"><text:span text:style-name="T18">/*-----------------------------------------------------------------------------------------------------*/</text:span></text:p>
      <text:p text:style-name="P16"/>
      <text:p text:style-name="P16"><text:span text:style-name="T25">Doceava Url a Testear</text:span> <text:s text:c="2"/></text:p>
      <text:p text:style-name="P19"><text:s text:c="4"/><text:a xlink:type="simple" xlink:href="http://servicios.usig.buenosaires.gob.ar/normalizar/?lng=-58.402165&amp;lat=-34.762920&amp;tipoResultado=calle_altura" text:style-name="ListLabel_20_4" text:visited-style-name="ListLabel_20_4"><text:s/></text:a><text:a xlink:type="simple" xlink:href="http://servicios.usig.buenosaires.gob.ar/normalizar/?lng=-58.402165&amp;lat=-34.762920&amp;tipoResultado=calle_altura" text:style-name="ListLabel_20_3" text:visited-style-name="ListLabel_20_3"><text:span text:style-name="T23">http://servicios.usig.buenosaires.gob.ar/normalizar/?lng=-58.402165&amp;lat=-34.762920&amp;tipoResultado=calle_altura</text:span></text:a></text:p>
      <text:p text:style-name="P20"/>
      <text:p text:style-name="P21">se efectuan los mismos testes le URL11 ya que recibe los mismos parametros.</text:p>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style:font-name="Liberation Mono" fo:font-family="'Liberation Mono'" style:font-family-generic="roman" style:font-pitch="variable" fo:font-size="10pt" fo:font-style="normal" style:text-underline-style="solid" style:text-underline-width="auto" style:text-underline-color="font-color" fo:font-weight="normal" style:font-name-asian="Liberation Mono1" style:font-family-asian="'Liberation Mono'" style:font-family-generic-asian="system" style:font-pitch-asian="variable" style:font-size-asian="10pt" style:font-style-asian="normal" style:font-weight-asian="normal"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font-weight="bold" style:font-weight-asian="bold"/>
    </style:style>
    <style:style style:name="ListLabel_20_3" style:display-name="ListLabel 3" style:family="text">
      <style:text-properties fo:color="#1155cc" style:text-underline-style="solid" style:text-underline-width="auto" style:text-underline-color="font-color"/>
    </style:style>
    <style:style style:name="ListLabel_20_4" style:display-name="ListLabel 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2" meta:paragraph-count="249" meta:word-count="1394" meta:character-count="13867" meta:non-whitespace-character-count="12575"/>
    <meta:generator>LibreOfficeDev/6.0.5.2$Linux_X86_64 LibreOffice_project/</meta:generator>
  </office:meta>
</office:document-meta>
</file>